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6">ПОВЕРКИ</text:span></text:p>
      <text:p text:style-name="P5"/>
      <text:p text:style-name="P30"><text:span text:style-name="T8">БДКГ-22</text:span><text:span text:style-name="T3">4</text:span><text:span text:style-name="T8"> зав. № </text:span><text:span text:style-name="T3"><text:tab/><text:tab/></text:span></text:p>
      <text:p text:style-name="P29"><text:span text:style-name="T19">принадлежащего<text:tab/></text:span><text:span text:style-name="T20"><text:tab/></text:span></text:p>
      <text:p text:style-name="P1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8">МП. </text:span><text:span text:style-name="T27">2844-2018</text:span></text:p>
      <text:p text:style-name="P24"><text:span text:style-name="T6">1. С</text:span>редства <text:span text:style-name="T6">поверки</text:span></text:p>
      <text:p text:style-name="P17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8"><text:span text:style-name="T4">б</text:span><text:span text:style-name="T5">)<text:tab/></text:span><text:span text:style-name="T4">Оборудование</text:span><text:span text:style-name="T5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5">2. Поверка блоков детектирования</text:p>
      <text:p text:style-name="P17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3">- контроль работоспособности<text:tab/></text:p>
      <text:p text:style-name="P17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2</text:span><text:span text:style-name="T1">4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2">1</text:span></text:p>
          </table:table-cell>
          <table:table-cell table:style-name="t1.D3" office:value-type="string">
            <text:p text:style-name="P26"><text:span text:style-name="T2">H</text:span><text:span text:style-name="T12">2</text:span></text:p>
          </table:table-cell>
          <table:table-cell table:style-name="t1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06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J5" office:value-type="string">
            <text:p text:style-name="P9">$1-20</text:p>
          </table:table-cell>
          <table:table-cell table:style-name="t1.K5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table-cell table:style-name="t1.K6" table:number-rows-spanned="7" office:value-type="string">
            <text:p text:style-name="P10">±<text:span text:style-name="T1">1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6">0,7</text:span>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2">1</text:span></text:p>
          </table:table-cell>
          <table:table-cell table:style-name="t2.D3" office:value-type="string">
            <text:p text:style-name="P26"><text:span text:style-name="T2">H</text:span><text:span text:style-name="T12">2</text:span></text:p>
          </table:table-cell>
          <table:table-cell table:style-name="t2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06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J5" office:value-type="string">
            <text:p text:style-name="P9">$2-20</text:p>
          </table:table-cell>
          <table:table-cell table:style-name="t2.K5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table-cell table:style-name="t2.K6" table:number-rows-spanned="7" office:value-type="string">
            <text:p text:style-name="P10">±<text:span text:style-name="T1">10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<text:span text:style-name="T6">0,7</text:span>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2">1</text:span></text:p>
          </table:table-cell>
          <table:table-cell table:style-name="t3.D3" office:value-type="string">
            <text:p text:style-name="P26"><text:span text:style-name="T2">H</text:span><text:span text:style-name="T12">2</text:span></text:p>
          </table:table-cell>
          <table:table-cell table:style-name="t3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06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J5" office:value-type="string">
            <text:p text:style-name="P9">$3-20</text:p>
          </table:table-cell>
          <table:table-cell table:style-name="t3.K5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table-cell table:style-name="t3.K6" table:number-rows-spanned="7" office:value-type="string">
            <text:p text:style-name="P10">±<text:span text:style-name="T1">10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<text:span text:style-name="T6">0,7</text:span>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2">1</text:span></text:p>
          </table:table-cell>
          <table:table-cell table:style-name="t4.D3" office:value-type="string">
            <text:p text:style-name="P26"><text:span text:style-name="T2">H</text:span><text:span text:style-name="T12">2</text:span></text:p>
          </table:table-cell>
          <table:table-cell table:style-name="t4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06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J5" office:value-type="string">
            <text:p text:style-name="P9">$4-20</text:p>
          </table:table-cell>
          <table:table-cell table:style-name="t4.K5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table-cell table:style-name="t4.K6" table:number-rows-spanned="7" office:value-type="string">
            <text:p text:style-name="P10">±<text:span text:style-name="T1">10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<text:span text:style-name="T6">0,7</text:span>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2">1</text:span></text:p>
          </table:table-cell>
          <table:table-cell table:style-name="t5.D3" office:value-type="string">
            <text:p text:style-name="P26"><text:span text:style-name="T2">H</text:span><text:span text:style-name="T12">2</text:span></text:p>
          </table:table-cell>
          <table:table-cell table:style-name="t5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06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J5" office:value-type="string">
            <text:p text:style-name="P9">$5-20</text:p>
          </table:table-cell>
          <table:table-cell table:style-name="t5.K5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table-cell table:style-name="t5.K6" table:number-rows-spanned="7" office:value-type="string">
            <text:p text:style-name="P10">±<text:span text:style-name="T1">10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<text:span text:style-name="T6">0,7</text:span>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2">1</text:span></text:p>
          </table:table-cell>
          <table:table-cell table:style-name="t6.D3" office:value-type="string">
            <text:p text:style-name="P26"><text:span text:style-name="T2">H</text:span><text:span text:style-name="T12">2</text:span></text:p>
          </table:table-cell>
          <table:table-cell table:style-name="t6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06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J5" office:value-type="string">
            <text:p text:style-name="P9">$6-20</text:p>
          </table:table-cell>
          <table:table-cell table:style-name="t6.K5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6" table:number-rows-spanned="7" office:value-type="string">
            <text:p text:style-name="P10">±<text:span text:style-name="T1">10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<text:span text:style-name="T6">0,7</text:span>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2">1</text:span></text:p>
          </table:table-cell>
          <table:table-cell table:style-name="t7.D3" office:value-type="string">
            <text:p text:style-name="P26"><text:span text:style-name="T2">H</text:span><text:span text:style-name="T12">2</text:span></text:p>
          </table:table-cell>
          <table:table-cell table:style-name="t7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06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J5" office:value-type="string">
            <text:p text:style-name="P9">$7-20</text:p>
          </table:table-cell>
          <table:table-cell table:style-name="t7.K5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table-cell table:style-name="t7.K6" table:number-rows-spanned="7" office:value-type="string">
            <text:p text:style-name="P10">±<text:span text:style-name="T1">10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<text:span text:style-name="T6">0,7</text:span>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2">1</text:span></text:p>
          </table:table-cell>
          <table:table-cell table:style-name="t8.D3" office:value-type="string">
            <text:p text:style-name="P26"><text:span text:style-name="T2">H</text:span><text:span text:style-name="T12">2</text:span></text:p>
          </table:table-cell>
          <table:table-cell table:style-name="t8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06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J5" office:value-type="string">
            <text:p text:style-name="P9">$8-20</text:p>
          </table:table-cell>
          <table:table-cell table:style-name="t8.K5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table-cell table:style-name="t8.K6" table:number-rows-spanned="7" office:value-type="string">
            <text:p text:style-name="P10">±<text:span text:style-name="T1">10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<text:span text:style-name="T6">0,7</text:span>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2">1</text:span></text:p>
          </table:table-cell>
          <table:table-cell table:style-name="t9.D3" office:value-type="string">
            <text:p text:style-name="P26"><text:span text:style-name="T2">H</text:span><text:span text:style-name="T12">2</text:span></text:p>
          </table:table-cell>
          <table:table-cell table:style-name="t9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06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J5" office:value-type="string">
            <text:p text:style-name="P9">$9-20</text:p>
          </table:table-cell>
          <table:table-cell table:style-name="t9.K5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table-cell table:style-name="t9.K6" table:number-rows-spanned="7" office:value-type="string">
            <text:p text:style-name="P10">±<text:span text:style-name="T1">10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<text:span text:style-name="T6">0,7</text:span>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2">1</text:span></text:p>
          </table:table-cell>
          <table:table-cell table:style-name="t10.D3" office:value-type="string">
            <text:p text:style-name="P26"><text:span text:style-name="T2">H</text:span><text:span text:style-name="T12">2</text:span></text:p>
          </table:table-cell>
          <table:table-cell table:style-name="t10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06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J5" office:value-type="string">
            <text:p text:style-name="P9">$10-20</text:p>
          </table:table-cell>
          <table:table-cell table:style-name="t10.K5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table-cell table:style-name="t10.K6" table:number-rows-spanned="7" office:value-type="string">
            <text:p text:style-name="P10">±<text:span text:style-name="T1">10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<text:span text:style-name="T6">0,7</text:span>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1.B2" table:number-rows-spanned="3" office:value-type="string">
            <text:p text:style-name="P21">Номер источ-ника</text:p>
          </table:table-cell>
          <table:table-cell table:style-name="t1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11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1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6">Фон, нЗв/ч</text:p>
          </table:table-cell>
          <table:table-cell table:style-name="t1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7"><text:span text:style-name="T17">H</text:span><text:span text:style-name="T12">1</text:span></text:p>
          </table:table-cell>
          <table:table-cell table:style-name="t11.D3" office:value-type="string">
            <text:p text:style-name="P26"><text:span text:style-name="T2">H</text:span><text:span text:style-name="T12">2</text:span></text:p>
          </table:table-cell>
          <table:table-cell table:style-name="t11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8">0,06 мкЗв/ч</text:p>
          </table:table-cell>
          <table:table-cell table:style-name="t11.B5" office:value-type="string">
            <text:p text:style-name="P11">$11-30</text:p>
          </table:table-cell>
          <table:table-cell table:style-name="t11.B5" office:value-type="string">
            <text:p text:style-name="P11">$11-40</text:p>
          </table:table-cell>
          <table:table-cell table:style-name="t11.B5" office:value-type="string">
            <text:p text:style-name="P11">$11-50</text:p>
          </table:table-cell>
          <table:table-cell table:style-name="t11.B5" office:value-type="string">
            <text:p text:style-name="P11">$11-60</text:p>
          </table:table-cell>
          <table:table-cell table:style-name="t11.B5" office:value-type="string">
            <text:p text:style-name="P11">$11-70</text:p>
          </table:table-cell>
          <table:table-cell table:style-name="t11.B5" office:value-type="string">
            <text:p text:style-name="P11">$11-80</text:p>
          </table:table-cell>
          <table:table-cell table:style-name="t11.B5" office:value-type="string">
            <text:p text:style-name="P11">$11-00</text:p>
          </table:table-cell>
          <table:table-cell table:style-name="t11.B5" office:value-type="string">
            <text:p text:style-name="P11">$11-10</text:p>
          </table:table-cell>
          <table:table-cell table:style-name="t11.J5" office:value-type="string">
            <text:p text:style-name="P11">$11-20</text:p>
          </table:table-cell>
          <table:table-cell table:style-name="t11.K5" office:value-type="string">
            <text:p text:style-name="P10">±<text:span text:style-name="T1">15</text:span></text:p>
          </table:table-cell>
        </table:table-row>
        <table:table-row table:style-name="t11.5">
          <table:table-cell table:style-name="t11.A5" office:value-type="string">
            <text:p text:style-name="P8">0,7 мкЗв/ч</text:p>
          </table:table-cell>
          <table:table-cell table:style-name="t11.B5" office:value-type="string">
            <text:p text:style-name="P11">$11-31</text:p>
          </table:table-cell>
          <table:table-cell table:style-name="t11.B5" office:value-type="string">
            <text:p text:style-name="P11">$11-41</text:p>
          </table:table-cell>
          <table:table-cell table:style-name="t11.B5" office:value-type="string">
            <text:p text:style-name="P11">$11-51</text:p>
          </table:table-cell>
          <table:table-cell table:style-name="t11.B5" office:value-type="string">
            <text:p text:style-name="P11">$11-61</text:p>
          </table:table-cell>
          <table:table-cell table:style-name="t11.B5" office:value-type="string">
            <text:p text:style-name="P11">$11-71</text:p>
          </table:table-cell>
          <table:table-cell table:style-name="t11.B5" office:value-type="string">
            <text:p text:style-name="P11">$11-81</text:p>
          </table:table-cell>
          <table:table-cell table:style-name="t11.B5" office:value-type="string">
            <text:p text:style-name="P11">$11-01</text:p>
          </table:table-cell>
          <table:table-cell table:style-name="t11.B5" office:value-type="string">
            <text:p text:style-name="P11">$11-11</text:p>
          </table:table-cell>
          <table:table-cell table:style-name="t11.B5" office:value-type="string">
            <text:p text:style-name="P11">$11-21</text:p>
          </table:table-cell>
          <table:table-cell table:style-name="t11.K6" table:number-rows-spanned="7" office:value-type="string">
            <text:p text:style-name="P10">±<text:span text:style-name="T1">10</text:span></text:p>
          </table:table-cell>
        </table:table-row>
        <table:table-row table:style-name="t11.5">
          <table:table-cell table:style-name="t11.A5" office:value-type="string">
            <text:p text:style-name="P8">7 мкЗв/ч</text:p>
          </table:table-cell>
          <table:table-cell table:style-name="t11.B5" office:value-type="string">
            <text:p text:style-name="P11">$11-32</text:p>
          </table:table-cell>
          <table:table-cell table:style-name="t11.B5" office:value-type="string">
            <text:p text:style-name="P11">$11-42</text:p>
          </table:table-cell>
          <table:table-cell table:style-name="t11.B5" office:value-type="string">
            <text:p text:style-name="P11">$11-52</text:p>
          </table:table-cell>
          <table:table-cell table:style-name="t11.B5" office:value-type="string">
            <text:p text:style-name="P11">$11-62</text:p>
          </table:table-cell>
          <table:table-cell table:style-name="t11.B5" office:value-type="string">
            <text:p text:style-name="P11">$11-72</text:p>
          </table:table-cell>
          <table:table-cell table:style-name="t11.B5" office:value-type="string">
            <text:p text:style-name="P11">$11-82</text:p>
          </table:table-cell>
          <table:table-cell table:style-name="t11.B5" office:value-type="string">
            <text:p text:style-name="P11">$11-02</text:p>
          </table:table-cell>
          <table:table-cell table:style-name="t11.B5" office:value-type="string">
            <text:p text:style-name="P11">$11-12</text:p>
          </table:table-cell>
          <table:table-cell table:style-name="t11.B5" office:value-type="string">
            <text:p text:style-name="P11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кЗв/ч</text:p>
          </table:table-cell>
          <table:table-cell table:style-name="t11.B5" office:value-type="string">
            <text:p text:style-name="P11">$11-33</text:p>
          </table:table-cell>
          <table:table-cell table:style-name="t11.B5" office:value-type="string">
            <text:p text:style-name="P11">$11-43</text:p>
          </table:table-cell>
          <table:table-cell table:style-name="t11.B5" office:value-type="string">
            <text:p text:style-name="P11">$11-53</text:p>
          </table:table-cell>
          <table:table-cell table:style-name="t11.B5" office:value-type="string">
            <text:p text:style-name="P11">$11-63</text:p>
          </table:table-cell>
          <table:table-cell table:style-name="t11.B5" office:value-type="string">
            <text:p text:style-name="P11">$11-73</text:p>
          </table:table-cell>
          <table:table-cell table:style-name="t11.B5" office:value-type="string">
            <text:p text:style-name="P11">$11-83</text:p>
          </table:table-cell>
          <table:table-cell table:style-name="t11.B5" office:value-type="string">
            <text:p text:style-name="P11">$11-03</text:p>
          </table:table-cell>
          <table:table-cell table:style-name="t11.B5" office:value-type="string">
            <text:p text:style-name="P11">$11-13</text:p>
          </table:table-cell>
          <table:table-cell table:style-name="t11.B5" office:value-type="string">
            <text:p text:style-name="P11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8">0.7 мЗв/ч</text:p>
          </table:table-cell>
          <table:table-cell table:style-name="t11.B5" office:value-type="string">
            <text:p text:style-name="P11">$11-34</text:p>
          </table:table-cell>
          <table:table-cell table:style-name="t11.B5" office:value-type="string">
            <text:p text:style-name="P11">$11-44</text:p>
          </table:table-cell>
          <table:table-cell table:style-name="t11.B5" office:value-type="string">
            <text:p text:style-name="P11">$11-54</text:p>
          </table:table-cell>
          <table:table-cell table:style-name="t11.B5" office:value-type="string">
            <text:p text:style-name="P11">$11-64</text:p>
          </table:table-cell>
          <table:table-cell table:style-name="t11.B5" office:value-type="string">
            <text:p text:style-name="P11">$11-74</text:p>
          </table:table-cell>
          <table:table-cell table:style-name="t11.B5" office:value-type="string">
            <text:p text:style-name="P11">$11-84</text:p>
          </table:table-cell>
          <table:table-cell table:style-name="t11.B5" office:value-type="string">
            <text:p text:style-name="P11">$11-04</text:p>
          </table:table-cell>
          <table:table-cell table:style-name="t11.B5" office:value-type="string">
            <text:p text:style-name="P11">$11-14</text:p>
          </table:table-cell>
          <table:table-cell table:style-name="t11.B5" office:value-type="string">
            <text:p text:style-name="P11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,0 мЗв/ч</text:p>
          </table:table-cell>
          <table:table-cell table:style-name="t11.B5" office:value-type="string">
            <text:p text:style-name="P11">$11-35</text:p>
          </table:table-cell>
          <table:table-cell table:style-name="t11.B5" office:value-type="string">
            <text:p text:style-name="P11">$11-45</text:p>
          </table:table-cell>
          <table:table-cell table:style-name="t11.B5" office:value-type="string">
            <text:p text:style-name="P11">$11-55</text:p>
          </table:table-cell>
          <table:table-cell table:style-name="t11.B5" office:value-type="string">
            <text:p text:style-name="P11">$11-65</text:p>
          </table:table-cell>
          <table:table-cell table:style-name="t11.B5" office:value-type="string">
            <text:p text:style-name="P11">$11-75</text:p>
          </table:table-cell>
          <table:table-cell table:style-name="t11.B5" office:value-type="string">
            <text:p text:style-name="P11">$11-85</text:p>
          </table:table-cell>
          <table:table-cell table:style-name="t11.B5" office:value-type="string">
            <text:p text:style-name="P11">$11-05</text:p>
          </table:table-cell>
          <table:table-cell table:style-name="t11.B5" office:value-type="string">
            <text:p text:style-name="P11">$11-15</text:p>
          </table:table-cell>
          <table:table-cell table:style-name="t11.B5" office:value-type="string">
            <text:p text:style-name="P11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Зв/ч</text:p>
          </table:table-cell>
          <table:table-cell table:style-name="t11.B5" office:value-type="string">
            <text:p text:style-name="P11">$11-36</text:p>
          </table:table-cell>
          <table:table-cell table:style-name="t11.B5" office:value-type="string">
            <text:p text:style-name="P11">$11-46</text:p>
          </table:table-cell>
          <table:table-cell table:style-name="t11.B5" office:value-type="string">
            <text:p text:style-name="P11">$11-56</text:p>
          </table:table-cell>
          <table:table-cell table:style-name="t11.B5" office:value-type="string">
            <text:p text:style-name="P11">$11-66</text:p>
          </table:table-cell>
          <table:table-cell table:style-name="t11.B5" office:value-type="string">
            <text:p text:style-name="P11">$11-76</text:p>
          </table:table-cell>
          <table:table-cell table:style-name="t11.B5" office:value-type="string">
            <text:p text:style-name="P11">$11-86</text:p>
          </table:table-cell>
          <table:table-cell table:style-name="t11.B5" office:value-type="string">
            <text:p text:style-name="P11">$11-06</text:p>
          </table:table-cell>
          <table:table-cell table:style-name="t11.B5" office:value-type="string">
            <text:p text:style-name="P11">$11-16</text:p>
          </table:table-cell>
          <table:table-cell table:style-name="t11.B5" office:value-type="string">
            <text:p text:style-name="P11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8"><text:span text:style-name="T6">0,7</text:span> Зв/ч</text:p>
          </table:table-cell>
          <table:table-cell table:style-name="t11.B12" office:value-type="string">
            <text:p text:style-name="P11">$11-37</text:p>
          </table:table-cell>
          <table:table-cell table:style-name="t11.B12" office:value-type="string">
            <text:p text:style-name="P11">$11-47</text:p>
          </table:table-cell>
          <table:table-cell table:style-name="t11.B12" office:value-type="string">
            <text:p text:style-name="P11">$11-57</text:p>
          </table:table-cell>
          <table:table-cell table:style-name="t11.B12" office:value-type="string">
            <text:p text:style-name="P11">$11-67</text:p>
          </table:table-cell>
          <table:table-cell table:style-name="t11.B12" office:value-type="string">
            <text:p text:style-name="P11">$11-77</text:p>
          </table:table-cell>
          <table:table-cell table:style-name="t11.B12" office:value-type="string">
            <text:p text:style-name="P11">$11-87</text:p>
          </table:table-cell>
          <table:table-cell table:style-name="t11.B12" office:value-type="string">
            <text:p text:style-name="P11">$11-07</text:p>
          </table:table-cell>
          <table:table-cell table:style-name="t11.B12" office:value-type="string">
            <text:p text:style-name="P11">$11-17</text:p>
          </table:table-cell>
          <table:table-cell table:style-name="t11.B12" office:value-type="string">
            <text:p text:style-name="P11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8">Блок детектирования <text:span text:style-name="T6">гамма-излучения БДКГ-22</text:span>4<text:span text:style-name="T6"> </text:span>зав № $bd_num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2.B2" table:number-rows-spanned="3" office:value-type="string">
            <text:p text:style-name="P21">Номер источ-ника</text:p>
          </table:table-cell>
          <table:table-cell table:style-name="t1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1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1"><text:span text:style-name="T23">θ</text:span><text:span text:style-name="T14">пр</text:span><text:span text:style-name="T15">i</text:span><text:span text:style-name="T6">,</text:span> %</text:p>
          </table:table-cell>
          <table:table-cell table:style-name="t12.B2" table:number-rows-spanned="3" office:value-type="string">
            <text:p text:style-name="P2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2.K2" table:number-rows-spanned="3" office:value-type="string">
            <text:p text:style-name="P23"><text:span text:style-name="T21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6">Фон, нЗв/ч</text:p>
          </table:table-cell>
          <table:table-cell table:style-name="t1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6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7"><text:span text:style-name="T17">H</text:span><text:span text:style-name="T12">1</text:span></text:p>
          </table:table-cell>
          <table:table-cell table:style-name="t12.D3" office:value-type="string">
            <text:p text:style-name="P26"><text:span text:style-name="T2">H</text:span><text:span text:style-name="T12">2</text:span></text:p>
          </table:table-cell>
          <table:table-cell table:style-name="t12.D3" office:value-type="string">
            <text:p text:style-name="P26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0,06 мкЗв/ч</text:p>
          </table:table-cell>
          <table:table-cell table:style-name="t12.B5" office:value-type="string">
            <text:p text:style-name="P11">$12-30</text:p>
          </table:table-cell>
          <table:table-cell table:style-name="t12.B5" office:value-type="string">
            <text:p text:style-name="P11">$12-40</text:p>
          </table:table-cell>
          <table:table-cell table:style-name="t12.B5" office:value-type="string">
            <text:p text:style-name="P11">$12-50</text:p>
          </table:table-cell>
          <table:table-cell table:style-name="t12.B5" office:value-type="string">
            <text:p text:style-name="P11">$12-60</text:p>
          </table:table-cell>
          <table:table-cell table:style-name="t12.B5" office:value-type="string">
            <text:p text:style-name="P11">$12-70</text:p>
          </table:table-cell>
          <table:table-cell table:style-name="t12.B5" office:value-type="string">
            <text:p text:style-name="P11">$12-80</text:p>
          </table:table-cell>
          <table:table-cell table:style-name="t12.B5" office:value-type="string">
            <text:p text:style-name="P11">$12-00</text:p>
          </table:table-cell>
          <table:table-cell table:style-name="t12.B5" office:value-type="string">
            <text:p text:style-name="P11">$12-10</text:p>
          </table:table-cell>
          <table:table-cell table:style-name="t12.J5" office:value-type="string">
            <text:p text:style-name="P11">$12-20</text:p>
          </table:table-cell>
          <table:table-cell table:style-name="t12.K5" office:value-type="string">
            <text:p text:style-name="P10">±<text:span text:style-name="T1">15</text:span></text:p>
          </table:table-cell>
        </table:table-row>
        <table:table-row table:style-name="t12.5">
          <table:table-cell table:style-name="t12.A5" office:value-type="string">
            <text:p text:style-name="P8">0,7 мкЗв/ч</text:p>
          </table:table-cell>
          <table:table-cell table:style-name="t12.B5" office:value-type="string">
            <text:p text:style-name="P11">$12-31</text:p>
          </table:table-cell>
          <table:table-cell table:style-name="t12.B5" office:value-type="string">
            <text:p text:style-name="P11">$12-41</text:p>
          </table:table-cell>
          <table:table-cell table:style-name="t12.B5" office:value-type="string">
            <text:p text:style-name="P11">$12-51</text:p>
          </table:table-cell>
          <table:table-cell table:style-name="t12.B5" office:value-type="string">
            <text:p text:style-name="P11">$12-61</text:p>
          </table:table-cell>
          <table:table-cell table:style-name="t12.B5" office:value-type="string">
            <text:p text:style-name="P11">$12-71</text:p>
          </table:table-cell>
          <table:table-cell table:style-name="t12.B5" office:value-type="string">
            <text:p text:style-name="P11">$12-81</text:p>
          </table:table-cell>
          <table:table-cell table:style-name="t12.B5" office:value-type="string">
            <text:p text:style-name="P11">$12-01</text:p>
          </table:table-cell>
          <table:table-cell table:style-name="t12.B5" office:value-type="string">
            <text:p text:style-name="P11">$12-11</text:p>
          </table:table-cell>
          <table:table-cell table:style-name="t12.B5" office:value-type="string">
            <text:p text:style-name="P11">$12-21</text:p>
          </table:table-cell>
          <table:table-cell table:style-name="t12.K6" table:number-rows-spanned="7" office:value-type="string">
            <text:p text:style-name="P10">±<text:span text:style-name="T1">10</text:span></text:p>
          </table:table-cell>
        </table:table-row>
        <table:table-row table:style-name="t12.5">
          <table:table-cell table:style-name="t12.A5" office:value-type="string">
            <text:p text:style-name="P8">7 мкЗв/ч</text:p>
          </table:table-cell>
          <table:table-cell table:style-name="t12.B5" office:value-type="string">
            <text:p text:style-name="P11">$12-32</text:p>
          </table:table-cell>
          <table:table-cell table:style-name="t12.B5" office:value-type="string">
            <text:p text:style-name="P11">$12-42</text:p>
          </table:table-cell>
          <table:table-cell table:style-name="t12.B5" office:value-type="string">
            <text:p text:style-name="P11">$12-52</text:p>
          </table:table-cell>
          <table:table-cell table:style-name="t12.B5" office:value-type="string">
            <text:p text:style-name="P11">$12-62</text:p>
          </table:table-cell>
          <table:table-cell table:style-name="t12.B5" office:value-type="string">
            <text:p text:style-name="P11">$12-72</text:p>
          </table:table-cell>
          <table:table-cell table:style-name="t12.B5" office:value-type="string">
            <text:p text:style-name="P11">$12-82</text:p>
          </table:table-cell>
          <table:table-cell table:style-name="t12.B5" office:value-type="string">
            <text:p text:style-name="P11">$12-02</text:p>
          </table:table-cell>
          <table:table-cell table:style-name="t12.B5" office:value-type="string">
            <text:p text:style-name="P11">$12-12</text:p>
          </table:table-cell>
          <table:table-cell table:style-name="t12.B5" office:value-type="string">
            <text:p text:style-name="P11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кЗв/ч</text:p>
          </table:table-cell>
          <table:table-cell table:style-name="t12.B5" office:value-type="string">
            <text:p text:style-name="P11">$12-33</text:p>
          </table:table-cell>
          <table:table-cell table:style-name="t12.B5" office:value-type="string">
            <text:p text:style-name="P11">$12-43</text:p>
          </table:table-cell>
          <table:table-cell table:style-name="t12.B5" office:value-type="string">
            <text:p text:style-name="P11">$12-53</text:p>
          </table:table-cell>
          <table:table-cell table:style-name="t12.B5" office:value-type="string">
            <text:p text:style-name="P11">$12-63</text:p>
          </table:table-cell>
          <table:table-cell table:style-name="t12.B5" office:value-type="string">
            <text:p text:style-name="P11">$12-73</text:p>
          </table:table-cell>
          <table:table-cell table:style-name="t12.B5" office:value-type="string">
            <text:p text:style-name="P11">$12-83</text:p>
          </table:table-cell>
          <table:table-cell table:style-name="t12.B5" office:value-type="string">
            <text:p text:style-name="P11">$12-03</text:p>
          </table:table-cell>
          <table:table-cell table:style-name="t12.B5" office:value-type="string">
            <text:p text:style-name="P11">$12-13</text:p>
          </table:table-cell>
          <table:table-cell table:style-name="t12.B5" office:value-type="string">
            <text:p text:style-name="P11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8">0.7 мЗв/ч</text:p>
          </table:table-cell>
          <table:table-cell table:style-name="t12.B5" office:value-type="string">
            <text:p text:style-name="P11">$12-34</text:p>
          </table:table-cell>
          <table:table-cell table:style-name="t12.B5" office:value-type="string">
            <text:p text:style-name="P11">$12-44</text:p>
          </table:table-cell>
          <table:table-cell table:style-name="t12.B5" office:value-type="string">
            <text:p text:style-name="P11">$12-54</text:p>
          </table:table-cell>
          <table:table-cell table:style-name="t12.B5" office:value-type="string">
            <text:p text:style-name="P11">$12-64</text:p>
          </table:table-cell>
          <table:table-cell table:style-name="t12.B5" office:value-type="string">
            <text:p text:style-name="P11">$12-74</text:p>
          </table:table-cell>
          <table:table-cell table:style-name="t12.B5" office:value-type="string">
            <text:p text:style-name="P11">$12-84</text:p>
          </table:table-cell>
          <table:table-cell table:style-name="t12.B5" office:value-type="string">
            <text:p text:style-name="P11">$12-04</text:p>
          </table:table-cell>
          <table:table-cell table:style-name="t12.B5" office:value-type="string">
            <text:p text:style-name="P11">$12-14</text:p>
          </table:table-cell>
          <table:table-cell table:style-name="t12.B5" office:value-type="string">
            <text:p text:style-name="P11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,0 мЗв/ч</text:p>
          </table:table-cell>
          <table:table-cell table:style-name="t12.B5" office:value-type="string">
            <text:p text:style-name="P11">$12-35</text:p>
          </table:table-cell>
          <table:table-cell table:style-name="t12.B5" office:value-type="string">
            <text:p text:style-name="P11">$12-45</text:p>
          </table:table-cell>
          <table:table-cell table:style-name="t12.B5" office:value-type="string">
            <text:p text:style-name="P11">$12-55</text:p>
          </table:table-cell>
          <table:table-cell table:style-name="t12.B5" office:value-type="string">
            <text:p text:style-name="P11">$12-65</text:p>
          </table:table-cell>
          <table:table-cell table:style-name="t12.B5" office:value-type="string">
            <text:p text:style-name="P11">$12-75</text:p>
          </table:table-cell>
          <table:table-cell table:style-name="t12.B5" office:value-type="string">
            <text:p text:style-name="P11">$12-85</text:p>
          </table:table-cell>
          <table:table-cell table:style-name="t12.B5" office:value-type="string">
            <text:p text:style-name="P11">$12-05</text:p>
          </table:table-cell>
          <table:table-cell table:style-name="t12.B5" office:value-type="string">
            <text:p text:style-name="P11">$12-15</text:p>
          </table:table-cell>
          <table:table-cell table:style-name="t12.B5" office:value-type="string">
            <text:p text:style-name="P11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Зв/ч</text:p>
          </table:table-cell>
          <table:table-cell table:style-name="t12.B5" office:value-type="string">
            <text:p text:style-name="P11">$12-36</text:p>
          </table:table-cell>
          <table:table-cell table:style-name="t12.B5" office:value-type="string">
            <text:p text:style-name="P11">$12-46</text:p>
          </table:table-cell>
          <table:table-cell table:style-name="t12.B5" office:value-type="string">
            <text:p text:style-name="P11">$12-56</text:p>
          </table:table-cell>
          <table:table-cell table:style-name="t12.B5" office:value-type="string">
            <text:p text:style-name="P11">$12-66</text:p>
          </table:table-cell>
          <table:table-cell table:style-name="t12.B5" office:value-type="string">
            <text:p text:style-name="P11">$12-76</text:p>
          </table:table-cell>
          <table:table-cell table:style-name="t12.B5" office:value-type="string">
            <text:p text:style-name="P11">$12-86</text:p>
          </table:table-cell>
          <table:table-cell table:style-name="t12.B5" office:value-type="string">
            <text:p text:style-name="P11">$12-06</text:p>
          </table:table-cell>
          <table:table-cell table:style-name="t12.B5" office:value-type="string">
            <text:p text:style-name="P11">$12-16</text:p>
          </table:table-cell>
          <table:table-cell table:style-name="t12.B5" office:value-type="string">
            <text:p text:style-name="P11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8"><text:span text:style-name="T6">0,7</text:span> Зв/ч</text:p>
          </table:table-cell>
          <table:table-cell table:style-name="t12.B12" office:value-type="string">
            <text:p text:style-name="P11">$12-37</text:p>
          </table:table-cell>
          <table:table-cell table:style-name="t12.B12" office:value-type="string">
            <text:p text:style-name="P11">$12-47</text:p>
          </table:table-cell>
          <table:table-cell table:style-name="t12.B12" office:value-type="string">
            <text:p text:style-name="P11">$12-57</text:p>
          </table:table-cell>
          <table:table-cell table:style-name="t12.B12" office:value-type="string">
            <text:p text:style-name="P11">$12-67</text:p>
          </table:table-cell>
          <table:table-cell table:style-name="t12.B12" office:value-type="string">
            <text:p text:style-name="P11">$12-77</text:p>
          </table:table-cell>
          <table:table-cell table:style-name="t12.B12" office:value-type="string">
            <text:p text:style-name="P11">$12-87</text:p>
          </table:table-cell>
          <table:table-cell table:style-name="t12.B12" office:value-type="string">
            <text:p text:style-name="P11">$12-07</text:p>
          </table:table-cell>
          <table:table-cell table:style-name="t12.B12" office:value-type="string">
            <text:p text:style-name="P11">$12-17</text:p>
          </table:table-cell>
          <table:table-cell table:style-name="t12.B12" office:value-type="string">
            <text:p text:style-name="P11">$12-27</text:p>
          </table:table-cell>
          <table:covered-table-cell/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241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8T13:22:55.38</dc:date>
    <meta:editing-duration>P3DT1H40M16S</meta:editing-duration>
    <meta:editing-cycles>307</meta:editing-cycles>
    <meta:generator>OpenOffice/4.1.6$Win32 OpenOffice.org_project/416m1$Build-9790</meta:generator>
    <meta:document-statistic meta:table-count="13" meta:image-count="0" meta:object-count="0" meta:page-count="7" meta:paragraph-count="1213" meta:word-count="1913" meta:character-count="11862"/>
  </office:meta>
</office:document-meta>
</file>